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text-outline="false" style:font-name="Arial" fo:font-size="13pt" fo:letter-spacing="normal" style:text-underline-style="none" style:letter-kerning="false" style:font-size-asian="13pt" style:font-size-complex="13pt"/>
    </style:style>
    <style:style style:name="P2" style:family="paragraph" style:parent-style-name="Standard">
      <style:text-properties style:font-name="Arial" fo:font-size="13pt" style:font-size-asian="13pt" style:font-size-complex="13pt"/>
    </style:style>
    <style:style style:name="P3" style:family="paragraph" style:parent-style-name="Standard" style:list-style-name="L1">
      <style:text-properties style:font-name="Arial" fo:font-size="13pt" style:font-size-asian="13pt" style:font-size-complex="13pt"/>
    </style:style>
    <style:style style:name="P4" style:family="paragraph" style:parent-style-name="Standard" style:list-style-name="L1">
      <style:text-properties style:font-name="Arial" fo:font-size="13pt" officeooo:paragraph-rsid="00109532" style:font-size-asian="13pt" style:font-size-complex="13pt"/>
    </style:style>
    <style:style style:name="P5" style:family="paragraph" style:parent-style-name="Standard">
      <style:text-properties style:font-name="Arial" fo:font-size="13pt" officeooo:paragraph-rsid="00109532" style:font-size-asian="13pt" style:font-size-complex="13pt"/>
    </style:style>
    <style:style style:name="P6" style:family="paragraph" style:parent-style-name="Standard">
      <style:text-properties style:font-name="Arial" fo:font-size="13pt" officeooo:rsid="00109532" officeooo:paragraph-rsid="00109532" style:font-size-asian="13pt" style:font-size-complex="13pt"/>
    </style:style>
    <style:style style:name="T1" style:family="text">
      <style:text-properties fo:color="#000000" style:text-outline="false" style:font-name="HelveticaNeue" fo:font-size="11pt" fo:letter-spacing="normal" style:text-underline-style="none" style:letter-kerning="false" style:font-size-asian="11pt"/>
    </style:style>
    <style:style style:name="T2" style:family="text">
      <style:text-properties fo:color="#000000" style:text-outline="false" style:font-name="HelveticaNeue" fo:font-size="11pt" fo:letter-spacing="normal" style:text-underline-style="none" officeooo:rsid="00109532" style:letter-kerning="false" style:font-size-asian="11pt"/>
    </style:style>
    <style:style style:name="T3" style:family="text">
      <style:text-properties fo:color="#000000" style:text-outline="false" style:font-name="HelveticaNeue" fo:font-size="11pt" fo:letter-spacing="normal" style:text-underline-style="solid" style:text-underline-width="auto" style:text-underline-color="font-color" style:letter-kerning="false" style:font-size-asian="11pt"/>
    </style:style>
    <style:style style:name="T4" style:family="text">
      <style:text-properties fo:color="#000000" style:text-outline="false" style:text-position="super 58%" style:font-name="HelveticaNeue" fo:font-size="11pt" fo:letter-spacing="normal" style:text-underline-style="none" style:letter-kerning="false" style:font-size-asian="11pt"/>
    </style:style>
    <style:style style:name="T5" style:family="text">
      <style:text-properties fo:color="#000000" style:text-outline="false" style:text-position="super 58%" fo:font-size="11pt" fo:letter-spacing="normal" style:text-underline-style="none" style:letter-kerning="false" style:font-size-asian="11pt"/>
    </style:style>
    <style:style style:name="T6" style:family="text">
      <style:text-properties fo:color="#000000" style:text-outline="false" style:text-position="super 58%" fo:letter-spacing="normal" style:text-underline-style="none" style:letter-kerning="false"/>
    </style:style>
    <style:style style:name="T7" style:family="text">
      <style:text-properties fo:color="#000000" style:text-outline="false" fo:font-size="11pt" fo:letter-spacing="normal" style:text-underline-style="none" style:letter-kerning="false" style:font-size-asian="11pt"/>
    </style:style>
    <style:style style:name="T8" style:family="text">
      <style:text-properties fo:color="#000000" style:text-outline="false" fo:font-size="11pt" fo:letter-spacing="normal" style:text-underline-style="none" officeooo:rsid="00109532" style:letter-kerning="false" style:font-size-asian="11pt"/>
    </style:style>
    <style:style style:name="T9" style:family="text">
      <style:text-properties fo:color="#000000" style:text-outline="false" fo:font-size="11pt" fo:letter-spacing="normal" style:text-underline-style="solid" style:text-underline-width="auto" style:text-underline-color="font-color" style:letter-kerning="false" style:font-size-asian="11pt"/>
    </style:style>
    <style:style style:name="T10" style:family="text">
      <style:text-properties fo:color="#000000" style:text-outline="false" fo:letter-spacing="normal" style:text-underline-style="none" style:letter-kerning="false"/>
    </style:style>
    <style:style style:name="T11" style:family="text">
      <style:text-properties fo:color="#000000" style:text-outline="false" fo:letter-spacing="normal" style:text-underline-style="none" officeooo:rsid="00109532" style:letter-kerning="false"/>
    </style:style>
    <style:style style:name="T12" style:family="text">
      <style:text-properties fo:color="#000000" style:text-outline="false" fo:letter-spacing="normal" style:text-underline-style="solid" style:text-underline-width="auto" style:text-underline-color="font-color" style:letter-kerning="false"/>
    </style:style>
    <style:style style:name="T13" style:family="text">
      <style:text-properties style:font-name="Arial"/>
    </style:style>
    <style:style style:name="T14" style:family="text">
      <style:text-properties style:font-name="Arial"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Hello David</text:span></text:p>
      <text:p text:style-name="P1"/>
      <text:p text:style-name="P2"><text:span text:style-name="T10">I hope you and the family had a very merry Christmas and are looking forward to a healthy, productive and prosperous New Year.</text:span></text:p>
      <text:p text:style-name="P1"/>
      <text:p text:style-name="P2"><text:span text:style-name="T10">As agreed before the end of last term we have put together requirements documents setting out what we want to see achieved in the projects the students have considered. I have attached those documents to this e-mail together with a guidance document that has put together to introduce the uninitiated to Requirements Capture and the role it plays for us, and the engineering community at large, in ensuring we get what we want from any given project.</text:span></text:p>
      <text:p text:style-name="P1"/>
      <text:p text:style-name="P2"><text:span text:style-name="T10">I also want to pass on to you, and through you the to students and anyone else at Canford School that may need to monitor activity on the work, the web address of the forum we use to communicate and capture information on our projects at WMT. The forum is open to anyone to read but write access is restricted to project members. We will enable the student’s write access, plus anyone else you would like to nominate, as part of the induction process.</text:span></text:p>
      <text:p text:style-name="P1"/>
      <text:p text:style-name="P2"><text:span text:style-name="T10">I will provide some more information on the induction process, which will take place during the first visit to WMT, later.</text:span></text:p>
      <text:p text:style-name="P1"/>
      <text:p text:style-name="P2"><text:span text:style-name="T10">[Penri note: Induction process suggested - comments please</text:span></text:p>
      <text:list xml:id="list4134962802" text:style-name="L1">
        <text:list-item>
          <text:p text:style-name="P3"><text:span text:style-name="T10">Introductions / meet the team</text:span></text:p>
        </text:list-item>
        <text:list-item>
          <text:p text:style-name="P3"><text:span text:style-name="T10">Health and Safety</text:span></text:p>
        </text:list-item>
        <text:list-item>
          <text:p text:style-name="P3"><text:span text:style-name="T10">Familiarisation with site and facilities</text:span></text:p>
        </text:list-item>
        <text:list-item>
          <text:p text:style-name="P3"><text:span text:style-name="T10">Introduction to on-line Forum</text:span></text:p>
        </text:list-item>
        <text:list-item>
          <text:p text:style-name="P3"><text:span text:style-name="T10">?</text:span></text:p>
        </text:list-item>
        <text:list-item>
          <text:p text:style-name="P3"><text:span text:style-name="T10">The development process and expected deliverables.</text:span></text:p>
        </text:list-item>
        <text:list-item>
          <text:p text:style-name="P3"><text:span text:style-name="T10">General Q&amp;A</text:span></text:p>
        </text:list-item>
        <text:list-item>
          <text:p text:style-name="P4"><text:span text:style-name="T10">Detailed Q&amp;A on projects with individuals</text:span></text:p>
        </text:list-item>
      </text:list>
      <text:p text:style-name="P5"><text:span text:style-name="T10">]</text:span></text:p>
      <text:p text:style-name="P1"/>
      <text:p text:style-name="P1"/>
      <text:p text:style-name="P2"><text:span text:style-name="T10">Forum web address: </text:span><text:span text:style-name="T12">http://wmtprojectsforum.altervista.org/forum/index.php</text:span></text:p>
      <text:p text:style-name="P2"><text:span text:style-name="T10">Reference documents held at: </text:span></text:p>
      <text:p text:style-name="P1"/>
      <text:p text:style-name="P2"><text:span text:style-name="T10">As has been previous communicated we are unable to host the students on the afternoon of the 15th but we would like them to plan and preparation so we can hit the ground running on the 22</text:span><text:span text:style-name="T6">nd</text:span><text:span text:style-name="T10">. </text:span><text:span text:style-name="T11">We’d like them to</text:span><text:span text:style-name="T10">:</text:span></text:p>
      <text:p text:style-name="P2"><text:span text:style-name="T10">Review the documents herewith</text:span></text:p>
      <text:p text:style-name="P2"><text:span text:style-name="T10">Take a look at the Forum (assuming they have access from school)</text:span></text:p>
      <text:p text:style-name="P2"><text:span text:style-name="T10">Choose who is doing which project(s) and confirm that to me by e-mail</text:span></text:p>
      <text:p text:style-name="P2"><text:span text:style-name="T10">Begin thinking about how they’</text:span><text:span text:style-name="T11">l</text:span><text:span text:style-name="T10">l approach the project</text:span></text:p>
      <text:p text:style-name="P2"><text:span text:style-name="T10">Prepare probing questions ready for the first visit</text:span></text:p>
      <text:p text:style-name="Standard"><text:a xlink:type="simple" xlink:href="http://wmtprojectsforum.altervista.org/forum/index.php" text:style-name="Internet_20_link" text:visited-style-name="Visited_20_Internet_20_Link"><text:span text:style-name="T14"/></text:a></text:p>
      <text:p text:style-name="P6">That’s all for now, if you have any questions or you think of something I have forgotten, please let me know.</text:p>
      <text:p text:style-name="P6"><text:soft-page-break/></text:p>
      <text:p text:style-name="P6"/>
      <text:p text:style-name="P6">Best regards</text:p>
      <text:p text:style-name="P6"/>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2:27:13.860076706</meta:creation-date>
    <dc:date>2017-12-28T12:32:48.243307052</dc:date>
    <meta:editing-duration>PT5M34S</meta:editing-duration>
    <meta:editing-cycles>1</meta:editing-cycles>
    <meta:document-statistic meta:table-count="0" meta:image-count="0" meta:object-count="0" meta:page-count="2" meta:paragraph-count="26" meta:word-count="374" meta:character-count="2145" meta:non-whitespace-character-count="1804"/>
    <meta:generator>LibreOffice_Vanilla/5.4.4.3$MacOSX_X86_64 LibreOffice_project/327ad42f4b641f37cf4dd9936346bc386252669a</meta:generator>
  </office:meta>
</office:document-meta>
</file>